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officeooo:paragraph-rsid="000bb9a5"/>
    </style:style>
    <style:style style:name="P5" style:family="paragraph" style:parent-style-name="Standard">
      <style:text-properties style:font-name="Arial" officeooo:rsid="000bb9a5" officeooo:paragraph-rsid="000bb9a5"/>
    </style:style>
    <style:style style:name="P6" style:family="paragraph" style:parent-style-name="Standard">
      <style:text-properties style:font-name="Arial" officeooo:rsid="000f96bf" officeooo:paragraph-rsid="000bb9a5"/>
    </style:style>
    <style:style style:name="P7" style:family="paragraph" style:parent-style-name="Standard">
      <style:text-properties style:font-name="Arial" officeooo:rsid="000f96bf" officeooo:paragraph-rsid="000f96b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 fo:font-weight="bold" officeooo:rsid="000dd551" style:font-weight-asian="bold" style:font-weight-complex="bold"/>
    </style:style>
    <style:style style:name="T3" style:family="text">
      <style:text-properties style:font-name="Arial" fo:font-weight="bold" officeooo:rsid="000e10ba" style:font-weight-asian="bold" style:font-weight-complex="bold"/>
    </style:style>
    <style:style style:name="T4" style:family="text">
      <style:text-properties style:font-name="Arial" fo:font-weight="bold" officeooo:rsid="000bb9a5" style:font-weight-asian="bold" style:font-weight-complex="bold"/>
    </style:style>
    <style:style style:name="T5" style:family="text">
      <style:text-properties style:font-name="Arial" fo:font-weight="normal" officeooo:rsid="000bb9a5" style:font-weight-asian="normal" style:font-weight-complex="normal"/>
    </style:style>
    <style:style style:name="T6" style:family="text">
      <style:text-properties style:font-name="Arial" officeooo:rsid="000bb9a5"/>
    </style:style>
    <style:style style:name="T7" style:family="text">
      <style:text-properties officeooo:rsid="00127b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B</text:span><text:span text:style-name="T3">eans and Rice</text:span><text:span text:style-name="T5"> </text:span></text:p>
      <text:p text:style-name="P2"/>
      <text:p text:style-name="P1"/>
      <text:p text:style-name="P1"><text:span text:style-name="T1">Amount</text:span><text:tab/><text:tab/><text:span text:style-name="T1">Ingredient</text:span></text:p>
      <text:p text:style-name="P1"/>
      <text:p text:style-name="P7">1 Tbs<text:tab/><text:tab/><text:tab/>Bacon Fat</text:p>
      <text:p text:style-name="P7">2 Tbs<text:tab/><text:tab/><text:tab/>Dried Onion</text:p>
      <text:p text:style-name="P7">1 tsp<text:tab/><text:tab/><text:tab/>Garlic Granules</text:p>
      <text:p text:style-name="P7"/>
      <text:p text:style-name="P7">¾ Cup<text:tab/><text:tab/><text:tab/>Rice – Jasmine</text:p>
      <text:p text:style-name="P7"/>
      <text:p text:style-name="P7">1 ½ Cup<text:tab/><text:tab/>Chicken Stock</text:p>
      <text:p text:style-name="P7"/>
      <text:p text:style-name="P7">1 Can<text:tab/><text:tab/><text:tab/>Kroger 3 Bean - Drained</text:p>
      <text:p text:style-name="P7">1 tsp<text:tab/><text:tab/><text:tab/>Cumin</text:p>
      <text:p text:style-name="P7"/>
      <text:p text:style-name="P7"><text:span text:style-name="T7">1</text:span><text:tab/><text:tab/><text:tab/>Lime, <text:span text:style-name="T7">Juice of</text:span></text:p>
      <text:p text:style-name="P7"><text:tab/><text:tab/><text:tab/>Cilantro - chopped</text:p>
      <text:p text:style-name="P7"/>
      <text:p text:style-name="P3">Cooking Instructions:</text:p>
      <text:p text:style-name="P6"><text:span text:style-name="T6"/></text:p>
      <text:p text:style-name="P7">Toast Onion and Garlic in bacon fat.</text:p>
      <text:p text:style-name="P7">Add Rice and <text:span text:style-name="T7">t</text:span>oast until golden brown</text:p>
      <text:p text:style-name="P7">Add Chicken Stock, can of beans, and cumin</text:p>
      <text:p text:style-name="P7"/>
      <text:p text:style-name="P7">Bring to boil.</text:p>
      <text:p text:style-name="P7"/>
      <text:p text:style-name="P7">Boil 20 minutes</text:p>
      <text:p text:style-name="P7"/>
      <text:p text:style-name="P7">Add Lime Juice and chopped Cilantro before serving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14:26:26.075000000</meta:creation-date>
    <meta:editing-duration>PT14M48S</meta:editing-duration>
    <meta:editing-cycles>5</meta:editing-cycles>
    <meta:generator>LibreOffice/6.3.2.2$Windows_X86_64 LibreOffice_project/98b30e735bda24bc04ab42594c85f7fd8be07b9c</meta:generator>
    <dc:date>2019-10-17T14:41:14.733000000</dc:date>
    <meta:print-date>2019-10-17T14:34:45.099000000</meta:print-date>
    <meta:document-statistic meta:table-count="0" meta:image-count="0" meta:object-count="0" meta:page-count="1" meta:paragraph-count="18" meta:word-count="81" meta:character-count="435" meta:non-whitespace-character-count="351"/>
  </office:meta>
</office:document-meta>
</file>